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0.2689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2193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67" calcext:value-type="float">
            <text:p>6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4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4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9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9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4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4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9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4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9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9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9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9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4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4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9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9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4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4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4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4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4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9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4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4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4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9">
          <table:table-cell table:style-name="ce118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9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9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13">
          <table:table-cell table:style-name="ce119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2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2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14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4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2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2" table:number-rows-repeated="7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2" table:number-rows-repeated="7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2" table:number-rows-repeated="6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2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2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2" table:number-rows-repeated="3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6:51:16.7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9H59M49S</meta:editing-duration>
    <meta:editing-cycles>901</meta:editing-cycles>
    <meta:generator>LibreOffice/7.6.1.2$Windows_X86_64 LibreOffice_project/f5defcebd022c5bc36bbb79be232cb6926d8f674</meta:generator>
    <dc:date>2024-02-28T16:51:45.140000000</dc:date>
    <meta:document-statistic meta:table-count="21" meta:cell-count="31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